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language="lv" fo:country="LV"/>
    </style:style>
    <style:style style:name="P2" style:family="paragraph" style:parent-style-name="Heading_20_1">
      <style:text-properties fo:language="lv" fo:country="LV"/>
    </style:style>
    <style:style style:name="P3" style:family="paragraph" style:parent-style-name="Horizontal_20_Line">
      <style:text-properties fo:language="lv" fo:country="LV"/>
    </style:style>
    <style:style style:name="P4" style:family="paragraph" style:parent-style-name="Standard">
      <style:text-properties fo:language="lv" fo:country="LV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7"/>
    <style:style style:name="P8" style:family="paragraph" style:parent-style-name="Text_20_body">
      <style:text-properties fo:language="lv" fo:country="LV"/>
    </style:style>
    <style:style style:name="P9" style:family="paragraph" style:parent-style-name="Text_20_body" style:list-style-name="L1">
      <style:text-properties fo:language="lv" fo:country="LV"/>
    </style:style>
    <style:style style:name="P10" style:family="paragraph" style:parent-style-name="Text_20_body" style:list-style-name="L2">
      <style:text-properties fo:language="lv" fo:country="LV"/>
    </style:style>
    <style:style style:name="P11" style:family="paragraph" style:parent-style-name="Text_20_body" style:list-style-name="L3">
      <style:text-properties fo:language="lv" fo:country="LV"/>
    </style:style>
    <style:style style:name="P12" style:family="paragraph" style:parent-style-name="Text_20_body" style:list-style-name="L4">
      <style:text-properties fo:language="lv" fo:country="LV"/>
    </style:style>
    <style:style style:name="P13" style:family="paragraph" style:parent-style-name="Text_20_body" style:list-style-name="L5">
      <style:text-properties fo:language="lv" fo:country="LV"/>
    </style:style>
    <style:style style:name="P14" style:family="paragraph" style:parent-style-name="Text_20_body" style:list-style-name="L6">
      <style:text-properties fo:language="lv" fo:country="LV"/>
    </style:style>
    <style:style style:name="P15" style:family="paragraph" style:parent-style-name="Text_20_body" style:list-style-name="L7">
      <style:text-properties fo:language="lv" fo:country="LV"/>
    </style:style>
    <style:style style:name="P16" style:family="paragraph" style:parent-style-name="Text_20_body" style:list-style-name="L8">
      <style:text-properties fo:language="lv" fo:country="LV"/>
    </style:style>
    <style:style style:name="P17" style:family="paragraph" style:parent-style-name="Text_20_body" style:list-style-name="L9">
      <style:text-properties fo:language="lv" fo:country="LV"/>
    </style:style>
    <style:style style:name="P18" style:family="paragraph" style:parent-style-name="Text_20_body" style:list-style-name="L10">
      <style:text-properties fo:language="lv" fo:country="LV"/>
    </style:style>
    <style:style style:name="P19" style:family="paragraph" style:parent-style-name="Text_20_body" style:list-style-name="L11">
      <style:text-properties fo:language="lv" fo:country="LV"/>
    </style:style>
    <style:style style:name="P20" style:family="paragraph" style:parent-style-name="Text_20_body" style:list-style-name="L2">
      <style:text-properties officeooo:rsid="00021c1c" officeooo:paragraph-rsid="00021c1c"/>
    </style:style>
    <style:style style:name="T1" style:family="text">
      <style:text-properties fo:language="lv" fo:country="LV"/>
    </style:style>
    <style:style style:name="T2" style:family="text">
      <style:text-properties fo:language="lv" fo:country="LV" officeooo:rsid="00021c1c"/>
    </style:style>
    <style:style style:name="T3" style:family="text">
      <style:text-properties fo:language="lv" fo:country="LV" fo:font-weight="bold" style:font-weight-asian="bold" style:font-weight-complex="bold"/>
    </style:style>
    <style:style style:name="T4" style:family="text">
      <style:text-properties fo:language="lv" fo:country="LV" fo:font-weight="normal" style:font-weight-asian="normal" style:font-weight-complex="normal"/>
    </style:style>
    <style:style style:name="T5" style:family="text">
      <style:text-properties officeooo:rsid="00021c1c"/>
    </style:style>
    <style:style style:name="T6" style:family="text">
      <style:text-properties officeooo:rsid="0002515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OKUMENTĒŠANA «<text:span text:style-name="T5">Swimmresult</text:span>»</text:h>
      <text:p text:style-name="Text_20_body"><text:span text:style-name="T1">Projekta </text:span><text:span text:style-name="Strong_20_Emphasis"><text:span text:style-name="T1">Swimmresult</text:span></text:span><text:span text:style-name="T1"> dokumentācija ietver lietotāja rokasgrāmatu, kurā aprakstīta sistēmas uzstādīšana un lietošana, kā arī galvenie darbības scenāriji.</text:span></text:p>
      <text:p text:style-name="P8">Sistēmas mērķis – nodrošināt iespēju administratoriem ievadīt peldēšanas sportistu rezultātus un lietotājiem meklēt sportistu rezultātus, analizēt progresu un redzēt labāko laiku katrā distancē.</text:p>
      <text:p text:style-name="P3"/>
      <text:h text:style-name="P2" text:outline-level="1">Sistēmas apraksts</text:h>
      <text:p text:style-name="Text_20_body"><text:span text:style-name="T1">Sistēma </text:span><text:span text:style-name="Strong_20_Emphasis"><text:span text:style-name="T1">Swimmresult</text:span></text:span><text:span text:style-name="T1"> ir tīmekļa lietotne, kas izstrādāta, izmantojot ASP.NET Razor Pages tehnoloģiju.</text:span></text:p>
      <text:p text:style-name="P8">Sistēmā ir iespējams:</text:p>
      <text:list xml:id="list1520101130" text:style-name="L1">
        <text:list-item>
          <text:p text:style-name="P9">Reģistrēt jaunu administratoru</text:p>
        </text:list-item>
        <text:list-item>
          <text:p text:style-name="P9">Autorizēties kā administratoram</text:p>
        </text:list-item>
        <text:list-item>
          <text:p text:style-name="P9">Ievadīt sportistu rezultātus</text:p>
        </text:list-item>
        <text:list-item>
          <text:p text:style-name="P9">Meklēt sportista rezultātus</text:p>
        </text:list-item>
        <text:list-item>
          <text:p text:style-name="P9">Redzēt sportista klubu</text:p>
        </text:list-item>
        <text:list-item>
          <text:p text:style-name="P9">Redzēt labāko rezultātu katrā distancē</text:p>
        </text:list-item>
        <text:list-item>
          <text:p text:style-name="P9">Aprēķināt progresu procentos</text:p>
        </text:list-item>
      </text:list>
      <text:p text:style-name="P3"/>
      <text:h text:style-name="P2" text:outline-level="1">Lietotāja rokasgrāmata</text:h>
      <text:h text:style-name="P1" text:outline-level="2">1. Administratora konta izveide</text:h>
      <text:p text:style-name="P8">Lai izmantotu sportistu rezultātu ievades funkcionalitāti, nepieciešams izveidot administratora kontu.</text:p>
      <text:list xml:id="list3733555719" text:style-name="L2">
        <text:list-item>
          <text:p text:style-name="P5"><text:span text:style-name="T1">Sākuma lapā jānospiež poga </text:span><text:span text:style-name="Strong_20_Emphasis"><text:span text:style-name="T1">"</text:span></text:span><text:span text:style-name="Strong_20_Emphasis"><text:span text:style-name="T2">Administrācija</text:span></text:span><text:span text:style-name="Strong_20_Emphasis"><text:span text:style-name="T1">"</text:span></text:span><text:span text:style-name="T1">.</text:span></text:p>
        </text:list-item>
        <text:list-item>
          <text:p text:style-name="P20"><text:span text:style-name="T1">Vispirms jauspiež pogu </text:span><text:span text:style-name="T3">“Jauns Administrators”</text:span></text:p>
        </text:list-item>
        <text:list-item>
          <text:p text:style-name="P10">Atvērtajā reģistrācijas skatā jāaizpilda visi obligātie lauki:</text:p>
          <text:list>
            <text:list-item>
              <text:p text:style-name="P10">Vārds</text:p>
            </text:list-item>
            <text:list-item>
              <text:p text:style-name="P10">Uzvārds</text:p>
            </text:list-item>
            <text:list-item>
              <text:p text:style-name="P10">Trenera ID (tieši 6 cipari)</text:p>
            </text:list-item>
            <text:list-item>
              <text:p text:style-name="P10">Klubs</text:p>
            </text:list-item>
            <text:list-item>
              <text:p text:style-name="P10">Parole (vismaz 8 simboli)</text:p>
            </text:list-item>
          </text:list>
        </text:list-item>
        <text:list-item>
          <text:p text:style-name="P5"><text:soft-page-break/><text:span text:style-name="T1">Ja kāds lauks nav aizpildīts, sistēma parādīs paziņojumu:<text:line-break/></text:span><text:span text:style-name="Strong_20_Emphasis"><text:span text:style-name="T1">"Ievadiet informāciju laukos"</text:span></text:span></text:p>
        </text:list-item>
        <text:list-item>
          <text:p text:style-name="P10">Ja parole ir īsāka par 8 simboliem, tiek parādīts kļūdas paziņojums.</text:p>
        </text:list-item>
        <text:list-item>
          <text:p text:style-name="P10">Ja Trenera ID nav 6 cipari, tiek parādīts kļūdas paziņojums.</text:p>
        </text:list-item>
        <text:list-item>
          <text:p text:style-name="P5"><text:span text:style-name="T1">Ja administrators ar tādiem pašiem datiem jau eksistē, sistēma parāda ziņojumu:<text:line-break/></text:span><text:span text:style-name="Strong_20_Emphasis"><text:span text:style-name="T1">"Šāds administrators jau ir"</text:span></text:span></text:p>
        </text:list-item>
      </text:list>
      <text:p text:style-name="P8">Pēc veiksmīgas reģistrācijas administrators var autorizēties sistēmā.</text:p>
      <text:p text:style-name="P3"/>
      <text:h text:style-name="P1" text:outline-level="2">2. Pieslēgšanās sistēmai</text:h>
      <text:p text:style-name="P8">Lai piekļūtu administratora panelim:</text:p>
      <text:list xml:id="list2810866658" text:style-name="L3">
        <text:list-item>
          <text:p text:style-name="P6"><text:span text:style-name="T1">Sākuma lapā jānospiež poga </text:span><text:span text:style-name="Strong_20_Emphasis"><text:span text:style-name="T1">"Autorizācija admin"</text:span></text:span><text:span text:style-name="T1">.</text:span></text:p>
        </text:list-item>
        <text:list-item>
          <text:p text:style-name="P11">Jāievada:</text:p>
          <text:list>
            <text:list-item>
              <text:p text:style-name="P11">Vārds</text:p>
            </text:list-item>
            <text:list-item>
              <text:p text:style-name="P11">Uzvārds</text:p>
            </text:list-item>
            <text:list-item>
              <text:p text:style-name="P11">Trenera ID</text:p>
            </text:list-item>
            <text:list-item>
              <text:p text:style-name="P11">Klubs</text:p>
            </text:list-item>
            <text:list-item>
              <text:p text:style-name="P11">Parole</text:p>
            </text:list-item>
          </text:list>
        </text:list-item>
        <text:list-item>
          <text:p text:style-name="P11">Visi lauki ir obligāti aizpildāmi.</text:p>
        </text:list-item>
        <text:list-item>
          <text:p text:style-name="P11">Pēc pareizu datu ievades lietotājs tiek novirzīts uz administratora paneli.</text:p>
        </text:list-item>
      </text:list>
      <text:p text:style-name="P8">Augšējā kreisajā stūrī redzams:</text:p>
      <text:list xml:id="list774915811" text:style-name="L4">
        <text:list-item>
          <text:p text:style-name="P12">Welcome (administratora vārds)</text:p>
        </text:list-item>
        <text:list-item>
          <text:p text:style-name="P12">ID (Trenera ID)</text:p>
        </text:list-item>
      </text:list>
      <text:p text:style-name="P3"/>
      <text:h text:style-name="P1" text:outline-level="2">3. Sportista rezultāta ievadīšana</text:h>
      <text:p text:style-name="P8">Administratora panelī iespējams ievadīt sportistu rezultātus.</text:p>
      <text:p text:style-name="P8">Jāaizpilda šādi lauki:</text:p>
      <text:list xml:id="list2048218735" text:style-name="L5">
        <text:list-item>
          <text:p text:style-name="P13">Sportista vārds</text:p>
        </text:list-item>
        <text:list-item>
          <text:p text:style-name="P13">Sportista uzvārds</text:p>
        </text:list-item>
        <text:list-item>
          <text:p text:style-name="P13">Sportista ID (tieši 10 cipari)</text:p>
        </text:list-item>
        <text:list-item>
          <text:p text:style-name="P13">Distance (izvēle no saraksta)</text:p>
        </text:list-item>
        <text:list-item>
          <text:p text:style-name="P13">Laiks <text:span text:style-name="T6">(piem. 00:27:32)</text:span></text:p>
        </text:list-item>
      </text:list>
      <text:p text:style-name="P8"><text:soft-page-break/>Pieejamās distances:</text:p>
      <text:list xml:id="list4054267480" text:style-name="L6">
        <text:list-item>
          <text:p text:style-name="P14">50 free</text:p>
        </text:list-item>
        <text:list-item>
          <text:p text:style-name="P14">100 free</text:p>
        </text:list-item>
        <text:list-item>
          <text:p text:style-name="P14">200 free</text:p>
        </text:list-item>
        <text:list-item>
          <text:p text:style-name="P14">400 free</text:p>
        </text:list-item>
        <text:list-item>
          <text:p text:style-name="P14">800 free</text:p>
        </text:list-item>
        <text:list-item>
          <text:p text:style-name="P14">1500 free</text:p>
        </text:list-item>
        <text:list-item>
          <text:p text:style-name="P14">50 backstroke</text:p>
        </text:list-item>
        <text:list-item>
          <text:p text:style-name="P14">100 backstroke</text:p>
        </text:list-item>
        <text:list-item>
          <text:p text:style-name="P14">200 backstroke</text:p>
        </text:list-item>
        <text:list-item>
          <text:p text:style-name="P14">50 brass</text:p>
        </text:list-item>
        <text:list-item>
          <text:p text:style-name="P14">100 brass</text:p>
        </text:list-item>
        <text:list-item>
          <text:p text:style-name="P14">200 brass</text:p>
        </text:list-item>
        <text:list-item>
          <text:p text:style-name="P14">50 butterfly</text:p>
        </text:list-item>
        <text:list-item>
          <text:p text:style-name="P14">100 butterfly</text:p>
        </text:list-item>
        <text:list-item>
          <text:p text:style-name="P14">200 butterfly</text:p>
        </text:list-item>
        <text:list-item>
          <text:p text:style-name="P14">100 medley</text:p>
        </text:list-item>
        <text:list-item>
          <text:p text:style-name="P14">200 medley</text:p>
        </text:list-item>
        <text:list-item>
          <text:p text:style-name="P14">400 medley</text:p>
        </text:list-item>
      </text:list>
      <text:p text:style-name="P8">Ja Sportista ID nav 10 cipari, sistēma parāda kļūdu.</text:p>
      <text:p text:style-name="Text_20_body"><text:span text:style-name="T1">Pēc veiksmīgas ievades tiek parādīts zaļš paziņojums:<text:line-break/></text:span><text:span text:style-name="Strong_20_Emphasis"><text:span text:style-name="T1">"Rezultāts iesniegts"</text:span></text:span></text:p>
      <text:p text:style-name="P8">Pēc rezultāta iesniegšanas forma tiek notīrīta un iespējams ievadīt nākamo sportistu.</text:p>
      <text:p text:style-name="P3"/>
      <text:h text:style-name="P1" text:outline-level="2">4. Sportista rezultātu meklēšana</text:h>
      <text:p text:style-name="P8">Lai atrastu sportista rezultātus:</text:p>
      <text:list xml:id="list3267923096" text:style-name="L7">
        <text:list-item>
          <text:p text:style-name="P7"><text:span text:style-name="T1">Sākuma lapā jānospiež poga </text:span><text:span text:style-name="Strong_20_Emphasis"><text:span text:style-name="T1">"Atrast sportistu"</text:span></text:span><text:span text:style-name="T1">.</text:span></text:p>
        </text:list-item>
        <text:list-item>
          <text:p text:style-name="P15">Jāievada:</text:p>
          <text:list>
            <text:list-item>
              <text:p text:style-name="P15">Vārds</text:p>
            </text:list-item>
            <text:list-item>
              <text:p text:style-name="P15">Uzvārds</text:p>
            </text:list-item>
            <text:list-item>
              <text:p text:style-name="P15">Sportista ID</text:p>
            </text:list-item>
          </text:list>
        </text:list-item>
        <text:list-item>
          <text:p text:style-name="P7"><text:span text:style-name="T1">Jānospiež poga </text:span><text:span text:style-name="Strong_20_Emphasis"><text:span text:style-name="T1">"Atrast sportista rezultātus"</text:span></text:span><text:span text:style-name="T1">.</text:span></text:p>
        </text:list-item>
      </text:list>
      <text:p text:style-name="P8"><text:soft-page-break/>Ja sportists tiek atrasts, sistēma parāda:</text:p>
      <text:list xml:id="list931914619" text:style-name="L8">
        <text:list-item>
          <text:p text:style-name="P16">Sportista klubu</text:p>
        </text:list-item>
        <text:list-item>
          <text:p text:style-name="P16">Visas distances</text:p>
        </text:list-item>
        <text:list-item>
          <text:p text:style-name="P16">Visus laikus konkrētajā distancē</text:p>
        </text:list-item>
      </text:list>
      <text:p text:style-name="Text_20_body"><text:span text:style-name="T1">Ja sportists nav atrasts, tiek parādīts paziņojums:<text:line-break/></text:span><text:span text:style-name="Strong_20_Emphasis"><text:span text:style-name="T1">"Sportists nav atrasts"</text:span></text:span></text:p>
      <text:p text:style-name="P3"/>
      <text:h text:style-name="P1" text:outline-level="2">5. Rezultātu analīze</text:h>
      <text:p text:style-name="P8">Sistēma automātiski:</text:p>
      <text:list xml:id="list4097435026" text:style-name="L9">
        <text:list-item>
          <text:p text:style-name="P17">Sakārto laikus no labākā uz sliktāko</text:p>
        </text:list-item>
        <text:list-item>
          <text:p text:style-name="P17">Izceļ labāko laiku ar treknrakstu</text:p>
        </text:list-item>
        <text:list-item>
          <text:p text:style-name="P17">Ja viena distance ir peldēta vairākas reizes, laiki tiek attēloti šādā formā:</text:p>
        </text:list-item>
      </text:list>
      <text:p text:style-name="P8">Piemērs:</text:p>
      <text:p text:style-name="Text_20_body"><text:span text:style-name="T1">50 free<text:line-break/></text:span><text:span text:style-name="Strong_20_Emphasis"><text:span text:style-name="T1">00:27.55</text:span></text:span><text:span text:style-name="T1"> | 00:27.90 | 00:28.11</text:span></text:p>
      <text:p text:style-name="P8">Papildus sistēma aprēķina progresu procentos.</text:p>
      <text:p text:style-name="P8">Progresu aprēķina pēc formulas:</text:p>
      <text:p text:style-name="P8">(vecākais laiks – labākais laiks) / vecākais laiks × 100</text:p>
      <text:p text:style-name="P8">Ja rezultāts ir pozitīvs:<text:line-break/>Uzlabojums: +X %</text:p>
      <text:p text:style-name="P8">Ja negatīvs:<text:line-break/>Pasliktinājums: X %</text:p>
      <text:p text:style-name="P3"/>
      <text:h text:style-name="P2" text:outline-level="1">Testēšana</text:h>
      <text:p text:style-name="P8">Sistēma tika testēta, pārbaudot:</text:p>
      <text:list xml:id="list3124419230" text:style-name="L10">
        <text:list-item>
          <text:p text:style-name="P18">Reģistrācijas validāciju</text:p>
        </text:list-item>
        <text:list-item>
          <text:p text:style-name="P18">Paroles garuma pārbaudi</text:p>
        </text:list-item>
        <text:list-item>
          <text:p text:style-name="P18">ID formāta pārbaudi</text:p>
        </text:list-item>
        <text:list-item>
          <text:p text:style-name="P18">Dublikātu aizliegumu</text:p>
        </text:list-item>
        <text:list-item>
          <text:p text:style-name="P18">Rezultātu saglabāšanu</text:p>
        </text:list-item>
        <text:list-item>
          <text:p text:style-name="P18">Rezultātu meklēšanu</text:p>
        </text:list-item>
        <text:list-item>
          <text:p text:style-name="P18">Procentu aprēķinu pareizību</text:p>
        </text:list-item>
      </text:list>
      <text:p text:style-name="P8"><text:soft-page-break/>Testēšanas laikā konstatētās kļūdas tika izlabotas.</text:p>
      <text:p text:style-name="P3"/>
      <text:h text:style-name="P2" text:outline-level="1">Secinājumi</text:h>
      <text:p text:style-name="Text_20_body"><text:span text:style-name="T1">Izstrādātā sistēma </text:span><text:span text:style-name="Strong_20_Emphasis"><text:span text:style-name="T1">Swimmresult</text:span></text:span><text:span text:style-name="T1"> nodrošina:</text:span></text:p>
      <text:list xml:id="list169445922" text:style-name="L11">
        <text:list-item>
          <text:p text:style-name="P19">Sportistu rezultātu uzglabāšanu</text:p>
        </text:list-item>
        <text:list-item>
          <text:p text:style-name="P19">Ērtu meklēšanu</text:p>
        </text:list-item>
        <text:list-item>
          <text:p text:style-name="P19">Automātisku rezultātu analīzi</text:p>
        </text:list-item>
        <text:list-item>
          <text:p text:style-name="P19">Progresu aprēķinu procentos</text:p>
        </text:list-item>
      </text:list>
      <text:p text:style-name="P8">Sistēma atbilst izvirzītajām prasībām un nodrošina pamatfunkcionalitāti peldēšanas rezultātu uzskaitei un analīzei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7T14:45:14.041000000</meta:creation-date>
    <dc:date>2026-02-27T14:59:00.810000000</dc:date>
    <meta:editing-duration>PT3M16S</meta:editing-duration>
    <meta:editing-cycles>1</meta:editing-cycles>
    <meta:document-statistic meta:table-count="0" meta:image-count="0" meta:object-count="0" meta:page-count="5" meta:paragraph-count="115" meta:word-count="567" meta:character-count="3869" meta:non-whitespace-character-count="3491"/>
    <meta:generator>Neat_Office/6.2.8.2$Windows_x86 LibreOffice_project/</meta:generator>
  </office:meta>
</office:document-meta>
</file>